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887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3.856cm"/>
    </style:style>
    <style:style style:name="co14" style:family="table-column">
      <style:table-column-properties fo:break-before="auto" style:column-width="3.551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2" style:base-cell-address="'1'.Q43"/>
    </style:style>
    <style:style style:name="ce16" style:family="table-cell" style:parent-style-name="Default" style:data-style-name="N112">
      <style:text-properties fo:font-size="12pt" style:font-size-asian="12pt" style:font-size-complex="12pt"/>
    </style:style>
    <style:style style:name="ce17" style:family="table-cell" style:parent-style-name="Default" style:data-style-name="N0">
      <style:text-properties fo:font-size="12pt" style:font-size-asian="12pt" style:font-size-complex="12pt"/>
    </style:style>
    <style:style style:name="ce18" style:family="table-cell" style:parent-style-name="Default" style:data-style-name="N11">
      <style:text-properties fo:font-size="12pt" style:font-size-asian="12pt" style:font-size-complex="12pt"/>
    </style:style>
    <style:style style:name="ce19" style:family="table-cell" style:parent-style-name="Default">
      <style:text-properties style:font-name="Arial" fo:font-size="12pt" style:font-name-asian="ＭＳ Ｐゴシック" style:font-size-asian="12pt" style:font-name-complex="Mangal" style:font-size-complex="12pt"/>
    </style:style>
    <style:style style:name="ce20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21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2" style:base-cell-address="'1'.Q43"/>
    </style:style>
    <style:style style:name="ce22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7" table:formula="of:=['1'.$B5]" office:value-type="string" office:string-value="2020.01.08 00:05">
            <text:p>2020.01.08 00:05</text:p>
          </table:table-cell>
          <table:table-cell table:style-name="ce7" table:formula="of:=['2'.$B5]" office:value-type="float" office:value="0">
            <text:p>0</text:p>
          </table:table-cell>
          <table:table-cell table:style-name="ce7" table:formula="of:=['3'.$B5]" office:value-type="float" office:value="0">
            <text:p>0</text:p>
          </table:table-cell>
          <table:table-cell table:style-name="ce7" table:formula="of:=['4'.$B5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end</text:p>
          </table:table-cell>
          <table:table-cell table:style-name="ce7" table:formula="of:=['1'.$B6]" office:value-type="string" office:string-value="2020.01.08 23:55">
            <text:p>2020.01.08 23:55</text:p>
          </table:table-cell>
          <table:table-cell table:style-name="ce7" table:formula="of:=['2'.$B6]" office:value-type="float" office:value="0">
            <text:p>0</text:p>
          </table:table-cell>
          <table:table-cell table:style-name="ce7" table:formula="of:=['3'.$B6]" office:value-type="float" office:value="0">
            <text:p>0</text:p>
          </table:table-cell>
          <table:table-cell table:style-name="ce7" table:formula="of:=['4'.$B6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m : start - exit</text:p>
          </table:table-cell>
          <table:table-cell table:style-name="ce8" table:formula="of:=['1'.$B11]" office:value-type="float" office:value="0.349">
            <text:p>0.349</text:p>
          </table:table-cell>
          <table:table-cell table:style-name="ce8" table:formula="of:=['2'.$B11]" office:value-type="float" office:value="0">
            <text:p>0.000</text:p>
          </table:table-cell>
          <table:table-cell table:style-name="ce8" table:formula="of:=['3'.$B11]" office:value-type="float" office:value="0">
            <text:p>0.000</text:p>
          </table:table-cell>
          <table:table-cell table:style-name="ce8" table:formula="of:=['4'.$B11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9]" office:value-type="string" office:string-value="$numOf_SLs">
            <text:p>$numOf_SLs</text:p>
          </table:table-cell>
          <table:table-cell table:style-name="ce8" table:formula="of:=['1'.$D9]" office:value-type="float" office:value="0.915">
            <text:p>0.915</text:p>
          </table:table-cell>
          <table:table-cell table:style-name="ce8" table:formula="of:=['2'.$D9]" office:value-type="float" office:value="0">
            <text:p>0.000</text:p>
          </table:table-cell>
          <table:table-cell table:style-name="ce8" table:formula="of:=['3'.$D9]" office:value-type="float" office:value="0">
            <text:p>0.000</text:p>
          </table:table-cell>
          <table:table-cell table:style-name="ce8" table:formula="of:=['4'.$D9]" office:value-type="float" office:value="0">
            <text:p>0.000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10]" office:value-type="string" office:string-value="$numOf_TPs">
            <text:p>$numOf_TPs</text:p>
          </table:table-cell>
          <table:table-cell table:style-name="ce8" table:formula="of:=['1'.$D10]" office:value-type="float" office:value="0.053">
            <text:p>0.053</text:p>
          </table:table-cell>
          <table:table-cell table:style-name="ce8" table:formula="of:=['2'.$D10]" office:value-type="float" office:value="0">
            <text:p>0.000</text:p>
          </table:table-cell>
          <table:table-cell table:style-name="ce8" table:formula="of:=['3'.$D10]" office:value-type="float" office:value="0">
            <text:p>0.000</text:p>
          </table:table-cell>
          <table:table-cell table:style-name="ce8" table:formula="of:=['4'.$D10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0.349">
            <text:p>0.349</text:p>
          </table:table-cell>
          <table:table-cell table:style-name="ce9" table:formula="of:=[.D7]" office:value-type="float" office:value="0">
            <text:p>0</text:p>
          </table:table-cell>
          <table:table-cell table:style-name="ce9" table:formula="of:=[.E7]" office:value-type="float" office:value="0">
            <text:p>0</text:p>
          </table:table-cell>
          <table:table-cell table:style-name="ce9" table:formula="of:=[.F7]" office:value-type="float" office:value="0">
            <text:p>0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string" office:string-value="$numOf_TPs">
            <text:p>$numOf_TPs</text:p>
          </table:table-cell>
          <table:table-cell table:style-name="ce9" table:formula="of:=[.C9]" office:value-type="float" office:value="0.053">
            <text:p>0.053</text:p>
          </table:table-cell>
          <table:table-cell table:style-name="ce9" table:formula="of:=[.D9]" office:value-type="float" office:value="0">
            <text:p>0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'1'.A13]" office:value-type="string" office:string-value="$val_TP">
            <text:p>$val_TP</text:p>
          </table:table-cell>
          <table:table-cell table:style-name="ce3" table:number-columns-repeated="2"/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'1'.A14]" office:value-type="string" office:string-value="$val_SL">
            <text:p>$val_SL</text:p>
          </table:table-cell>
          <table:table-cell table:style-name="ce3" table:number-columns-repeated="2"/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7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2:02:09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08_0005-20200108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08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08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6"/>
          <table:table-cell office:value-type="string">
            <text:p>totla=</text:p>
          </table:table-cell>
          <table:table-cell table:style-name="ce17" table:formula="of:=COUNTA([.A23:.A303])" office:value-type="float" office:value="281">
            <text:p>281</text:p>
          </table:table-cell>
          <table:table-cell table:style-name="ce18"/>
          <table:table-cell table:number-columns-repeated="2"/>
          <table:table-cell table:formula="of:=COUNTA([.A23:.A303])" office:value-type="float" office:value="281">
            <text:p>281</text:p>
          </table:table-cell>
          <table:table-cell table:number-columns-repeated="1000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5"/>
          <table:table-cell table:style-name="ce14" office:value-type="string">
            <text:p>total</text:p>
          </table:table-cell>
          <table:table-cell table:style-name="ce18" office:value-type="string">
            <text:p>next</text:p>
          </table:table-cell>
          <table:table-cell table:number-columns-repeated="2"/>
          <table:table-cell office:value-type="string">
            <text:p>sum</text:p>
          </table:table-cell>
          <table:table-cell table:number-columns-repeated="1000"/>
        </table:table-row>
        <table:table-row table:style-name="ro3">
          <table:table-cell office:value-type="string">
            <text:p>$numOf_SLs</text:p>
          </table:table-cell>
          <table:table-cell office:value-type="float" office:value="260">
            <text:p>260</text:p>
          </table:table-cell>
          <table:table-cell office:value-type="string">
            <text:p>of all Pos</text:p>
          </table:table-cell>
          <table:table-cell office:value-type="float" office:value="0.915">
            <text:p>0.915</text:p>
          </table:table-cell>
          <table:table-cell table:number-columns-repeated="14"/>
          <table:table-cell office:value-type="string">
            <text:p>1&gt;1&gt;1</text:p>
          </table:table-cell>
          <table:table-cell table:style-name="ce17" table:formula="of:=COUNTA([.U23:.U25]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formula="of:=COUNTIF([.$T$23:.$T$25];[.U9])" office:value-type="float" office:value="1">
            <text:p>1</text:p>
          </table:table-cell>
          <table:table-cell table:style-name="ce16" table:formula="of:=[.V9]/[.$T$9]" office:value-type="percentage" office:value="0.333333333333333">
            <text:p>33.3%</text:p>
          </table:table-cell>
          <table:table-cell table:formula="of:=SUM([.Q23:.Q25])" office:value-type="float" office:value="0.077999999999989">
            <text:p>0.078</text:p>
          </table:table-cell>
          <table:table-cell table:number-columns-repeated="1000"/>
        </table:table-row>
        <table:table-row table:style-name="ro3">
          <table:table-cell office:value-type="string">
            <text:p>$numOf_TPs</text:p>
          </table:table-cell>
          <table:table-cell office:value-type="float" office:value="15">
            <text:p>15</text:p>
          </table:table-cell>
          <table:table-cell office:value-type="string">
            <text:p>of all Pos</text:p>
          </table:table-cell>
          <table:table-cell table:style-name="ce14" office:value-type="float" office:value="0.053">
            <text:p>0.053</text:p>
          </table:table-cell>
          <table:table-cell table:number-columns-repeated="14"/>
          <table:table-cell table:style-name="ce16" table:formula="of:=[.T9]/[.$T$7]" office:value-type="percentage" office:value="0.0106761565836299">
            <text:p>1.1%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formula="of:=COUNTIF([.$T$23:.$T$25];[.U10])" office:value-type="float" office:value="2">
            <text:p>2</text:p>
          </table:table-cell>
          <table:table-cell table:style-name="ce16" table:formula="of:=[.V10]/[.$T$9]" office:value-type="percentage" office:value="0.666666666666667">
            <text:p>66.7%</text:p>
          </table:table-cell>
          <table:table-cell table:number-columns-repeated="1001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349">
            <text:p>0.349</text:p>
          </table:table-cell>
          <table:table-cell table:number-columns-repeated="17"/>
          <table:table-cell table:style-name="ce17" office:value-type="string">
            <text:p>+/-</text:p>
          </table:table-cell>
          <table:table-cell table:style-name="ce18" office:value-type="string">
            <text:p>&gt;=0</text:p>
          </table:table-cell>
          <table:table-cell table:formula="of:=COUNTIF([.$Q$23:.$Q$25];&quot;&gt;=0&quot;)" office:value-type="float" office:value="2">
            <text:p>2</text:p>
          </table:table-cell>
          <table:table-cell table:style-name="ce16" table:formula="of:=[.V11]/[.$T$9]" office:value-type="percentage" office:value="0.666666666666667">
            <text:p>66.7%</text:p>
          </table:table-cell>
          <table:table-cell table:number-columns-repeated="1001"/>
        </table:table-row>
        <table:table-row table:style-name="ro3">
          <table:table-cell office:value-type="string">
            <text:p>xt_idx = -1</text:p>
          </table:table-cell>
          <table:table-cell office:value-type="float" office:value="8">
            <text:p>8</text:p>
          </table:table-cell>
          <table:table-cell table:number-columns-repeated="17"/>
          <table:table-cell table:style-name="ce17"/>
          <table:table-cell table:style-name="ce18" office:value-type="string">
            <text:p>&lt;0</text:p>
          </table:table-cell>
          <table:table-cell table:formula="of:=COUNTIF([.$Q$23:.$Q$25];&quot;&lt;0&quot;)" office:value-type="float" office:value="1">
            <text:p>1</text:p>
          </table:table-cell>
          <table:table-cell table:style-name="ce16" table:formula="of:=[.V12]/[.$T$9]" office:value-type="percentage" office:value="0.333333333333333">
            <text:p>33.3%</text:p>
          </table:table-cell>
          <table:table-cell table:number-columns-repeated="1001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6"/>
          <table:table-cell office:value-type="string">
            <text:p>1&gt;1&gt;2</text:p>
          </table:table-cell>
          <table:table-cell table:style-name="ce17" table:formula="of:=COUNTA([.U26:.U28])" office:value-type="float" office:value="3">
            <text:p>3</text:p>
          </table:table-cell>
          <table:table-cell table:number-columns-repeated="3"/>
          <table:table-cell table:formula="of:=SUM([.Q26:.Q28])" office:value-type="float" office:value="0.149000000000019">
            <text:p>0.149</text:p>
          </table:table-cell>
          <table:table-cell table:number-columns-repeated="1000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6"/>
          <table:table-cell office:value-type="string">
            <text:p>1&gt;1&gt;3</text:p>
          </table:table-cell>
          <table:table-cell table:style-name="ce17" table:formula="of:=COUNTA([.U29])" office:value-type="float" office:value="1">
            <text:p>1</text:p>
          </table:table-cell>
          <table:table-cell table:number-columns-repeated="3"/>
          <table:table-cell table:style-name="ce19" table:formula="of:=SUM([.Q29])" office:value-type="float" office:value="0.0090000000000003">
            <text:p>0.009</text:p>
          </table:table-cell>
          <table:table-cell table:number-columns-repeated="1000"/>
        </table:table-row>
        <table:table-row table:style-name="ro3">
          <table:table-cell table:number-columns-repeated="18"/>
          <table:table-cell office:value-type="string">
            <text:p>1&gt;2&gt;2</text:p>
          </table:table-cell>
          <table:table-cell table:style-name="ce17" table:formula="of:=COUNTA([.U31:.U34])" office:value-type="float" office:value="4">
            <text:p>4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16" table:formula="of:=[.T15]/[.$T$7]" office:value-type="percentage" office:value="0.0142348754448399">
            <text:p>1.4%</text:p>
          </table:table-cell>
          <table:table-cell table:style-name="ce17"/>
          <table:table-cell table:number-columns-repeated="1004"/>
        </table:table-row>
        <table:table-row table:style-name="ro3" table:number-rows-repeated="5">
          <table:table-cell table:number-columns-repeated="19"/>
          <table:table-cell table:style-name="ce17"/>
          <table:table-cell table:number-columns-repeated="100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office:value-type="string">
            <text:p>BB locs</text:p>
          </table:table-cell>
          <table:table-cell table:number-columns-repeated="4"/>
          <table:table-cell table:style-name="ce20" table:number-columns-repeated="4"/>
          <table:table-cell table:number-columns-repeated="997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4.605">
            <text:p>74.605</text:p>
          </table:table-cell>
          <table:table-cell table:style-name="ce13" office:value-type="string">
            <text:p>2020.01.08 09:4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4.646">
            <text:p>74.646</text:p>
          </table:table-cell>
          <table:table-cell table:style-name="ce13" office:value-type="string">
            <text:p>2020.01.08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3000000000005">
            <text:p>-0.013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4.879">
            <text:p>74.879</text:p>
          </table:table-cell>
          <table:table-cell table:style-name="ce13" office:value-type="string">
            <text:p>2020.01.08 18:4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4.891">
            <text:p>74.891</text:p>
          </table:table-cell>
          <table:table-cell table:style-name="ce13" office:value-type="string">
            <text:p>2020.01.08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43999999999997">
            <text:p>0.044</text:p>
          </table:table-cell>
          <table:table-cell office:value-type="string">
            <text:p>Z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4.876">
            <text:p>74.876</text:p>
          </table:table-cell>
          <table:table-cell table:style-name="ce13" office:value-type="string">
            <text:p>2020.01.08 18:5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46999999999997">
            <text:p>0.047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4.594">
            <text:p>74.594</text:p>
          </table:table-cell>
          <table:table-cell table:style-name="ce13" office:value-type="string">
            <text:p>2020.01.08 09:4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4.612">
            <text:p>74.612</text:p>
          </table:table-cell>
          <table:table-cell table:style-name="ce13" office:value-type="string">
            <text:p>2020.01.08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19999999999953">
            <text:p>-0.002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3:0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14">
            <text:p>74.61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14">
            <text:p>74.61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3999999999996">
            <text:p>-0.014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4.758">
            <text:p>74.758</text:p>
          </table:table-cell>
          <table:table-cell table:style-name="ce13" office:value-type="string">
            <text:p>2020.01.08 18:4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4.88">
            <text:p>74.88</text:p>
          </table:table-cell>
          <table:table-cell table:style-name="ce13" office:value-type="string">
            <text:p>2020.01.08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6500000000001">
            <text:p>0.165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09:0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0000000000003">
            <text:p>0.009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802">
            <text:p>74.802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4.166">
            <text:p>74.166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06">
            <text:p>74.306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06">
            <text:p>74.306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65">
            <text:p>74.365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04:4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4.617">
            <text:p>74.617</text:p>
          </table:table-cell>
          <table:table-cell table:style-name="ce13" office:value-type="string">
            <text:p>2020.01.08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0999999999993">
            <text:p>0.061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3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0000000000002">
            <text:p>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98">
            <text:p>74.69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74999999999989">
            <text:p>0.075</text:p>
          </table:table-cell>
          <table:table-cell office:value-type="string">
            <text:p>Z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4.128">
            <text:p>74.128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318">
            <text:p>74.318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8 08:4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8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19999999999953">
            <text:p>0.002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4.462">
            <text:p>74.462</text:p>
          </table:table-cell>
          <table:table-cell table:style-name="ce13" office:value-type="string">
            <text:p>2020.01.08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8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9999999999993">
            <text:p>0.07</text:p>
          </table:table-cell>
          <table:table-cell office:value-type="string">
            <text:p>Z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4.625">
            <text:p>74.625</text:p>
          </table:table-cell>
          <table:table-cell table:style-name="ce13" office:value-type="string">
            <text:p>2020.01.08 09:5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4.652">
            <text:p>74.652</text:p>
          </table:table-cell>
          <table:table-cell table:style-name="ce13" office:value-type="string">
            <text:p>2020.01.08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30000000000001">
            <text:p>0.003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4.662">
            <text:p>74.662</text:p>
          </table:table-cell>
          <table:table-cell table:style-name="ce13" office:value-type="string">
            <text:p>2020.01.08 13:0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673">
            <text:p>74.673</text:p>
          </table:table-cell>
          <table:table-cell table:style-name="ce13" office:value-type="string">
            <text:p>2020.01.08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4.288">
            <text:p>74.28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28">
            <text:p>74.22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28">
            <text:p>74.22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93">
            <text:p>74.293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4.34">
            <text:p>74.34</text:p>
          </table:table-cell>
          <table:table-cell table:style-name="ce13" office:value-type="string">
            <text:p>2020.01.08 04:0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4.395">
            <text:p>74.395</text:p>
          </table:table-cell>
          <table:table-cell table:style-name="ce13" office:value-type="string">
            <text:p>2020.01.08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50000000000097">
            <text:p>-0.005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4.607">
            <text:p>74.607</text:p>
          </table:table-cell>
          <table:table-cell table:style-name="ce13" office:value-type="string">
            <text:p>2020.01.08 04:5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4.637">
            <text:p>74.637</text:p>
          </table:table-cell>
          <table:table-cell table:style-name="ce13" office:value-type="string">
            <text:p>2020.01.08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4.63">
            <text:p>74.63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4.225">
            <text:p>74.22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165">
            <text:p>74.16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165">
            <text:p>74.16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229">
            <text:p>74.229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4.38">
            <text:p>74.38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2">
            <text:p>74.32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2">
            <text:p>74.32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94">
            <text:p>74.394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4.591">
            <text:p>74.591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615">
            <text:p>74.615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4.612">
            <text:p>74.61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6000000000005">
            <text:p>0.016</text:p>
          </table:table-cell>
          <table:table-cell office:value-type="string">
            <text:p>Z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4.65">
            <text:p>74.65</text:p>
          </table:table-cell>
          <table:table-cell table:style-name="ce13" office:value-type="string">
            <text:p>2020.01.08 13:1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4.656">
            <text:p>74.656</text:p>
          </table:table-cell>
          <table:table-cell table:style-name="ce13" office:value-type="string">
            <text:p>2020.01.08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8 19:0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4.955">
            <text:p>74.955</text:p>
          </table:table-cell>
          <table:table-cell table:style-name="ce13" office:value-type="string">
            <text:p>2020.01.08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39000000000001">
            <text:p>0.039</text:p>
          </table:table-cell>
          <table:table-cell office:value-type="string">
            <text:p>Z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4.184">
            <text:p>74.184</text:p>
          </table:table-cell>
          <table:table-cell table:style-name="ce13" office:value-type="string">
            <text:p>2020.01.08 03:5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24">
            <text:p>74.324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24">
            <text:p>74.324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4.192">
            <text:p>74.192</text:p>
          </table:table-cell>
          <table:table-cell table:style-name="ce13" office:value-type="string">
            <text:p>2020.01.08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4.352">
            <text:p>74.352</text:p>
          </table:table-cell>
          <table:table-cell table:style-name="ce13" office:value-type="string">
            <text:p>2020.01.08 04:1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92">
            <text:p>74.292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92">
            <text:p>74.292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4.386">
            <text:p>74.386</text:p>
          </table:table-cell>
          <table:table-cell table:style-name="ce13" office:value-type="string">
            <text:p>2020.01.08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05:0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4.583">
            <text:p>74.583</text:p>
          </table:table-cell>
          <table:table-cell table:style-name="ce13" office:value-type="string">
            <text:p>2020.01.08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4.569">
            <text:p>74.569</text:p>
          </table:table-cell>
          <table:table-cell table:style-name="ce13" office:value-type="string">
            <text:p>2020.01.08 05:0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08:2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3999999999993">
            <text:p>0.064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4.519">
            <text:p>74.519</text:p>
          </table:table-cell>
          <table:table-cell table:style-name="ce13" office:value-type="string">
            <text:p>2020.01.08 09:3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8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72999999999993">
            <text:p>0.073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88">
            <text:p>74.68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15000000000001">
            <text:p>0.015</text:p>
          </table:table-cell>
          <table:table-cell office:value-type="string">
            <text:p>Z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4.655">
            <text:p>74.655</text:p>
          </table:table-cell>
          <table:table-cell table:style-name="ce13" office:value-type="string">
            <text:p>2020.01.08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4.64">
            <text:p>74.6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44">
            <text:p>74.64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3999999999992">
            <text:p>0.034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4.623">
            <text:p>74.623</text:p>
          </table:table-cell>
          <table:table-cell table:style-name="ce13" office:value-type="string">
            <text:p>2020.01.08 13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4.634">
            <text:p>74.634</text:p>
          </table:table-cell>
          <table:table-cell table:style-name="ce13" office:value-type="string">
            <text:p>2020.01.08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50999999999988">
            <text:p>0.051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4.618">
            <text:p>74.618</text:p>
          </table:table-cell>
          <table:table-cell table:style-name="ce13" office:value-type="string">
            <text:p>2020.01.08 13:2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4.696">
            <text:p>74.696</text:p>
          </table:table-cell>
          <table:table-cell table:style-name="ce13" office:value-type="string">
            <text:p>2020.01.08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55999999999997">
            <text:p>0.056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4.665">
            <text:p>74.665</text:p>
          </table:table-cell>
          <table:table-cell table:style-name="ce13" office:value-type="string">
            <text:p>2020.01.08 13:3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4.695">
            <text:p>74.695</text:p>
          </table:table-cell>
          <table:table-cell table:style-name="ce13" office:value-type="string">
            <text:p>2020.01.08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89999999999861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4.688">
            <text:p>74.688</text:p>
          </table:table-cell>
          <table:table-cell table:style-name="ce13" office:value-type="string">
            <text:p>2020.01.08 13:3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4.703">
            <text:p>74.703</text:p>
          </table:table-cell>
          <table:table-cell table:style-name="ce13" office:value-type="string">
            <text:p>2020.01.08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400000000001">
            <text:p>-0.014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4.684">
            <text:p>74.684</text:p>
          </table:table-cell>
          <table:table-cell table:style-name="ce13" office:value-type="string">
            <text:p>2020.01.08 13:4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4.697">
            <text:p>74.697</text:p>
          </table:table-cell>
          <table:table-cell table:style-name="ce13" office:value-type="string">
            <text:p>2020.01.08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4.682">
            <text:p>74.682</text:p>
          </table:table-cell>
          <table:table-cell table:style-name="ce13" office:value-type="string">
            <text:p>2020.01.08 13:4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4.697">
            <text:p>74.697</text:p>
          </table:table-cell>
          <table:table-cell table:style-name="ce13" office:value-type="string">
            <text:p>2020.01.08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80000000000098">
            <text:p>-0.008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4.693">
            <text:p>74.693</text:p>
          </table:table-cell>
          <table:table-cell table:style-name="ce13" office:value-type="string">
            <text:p>2020.01.08 13:5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4.734">
            <text:p>74.734</text:p>
          </table:table-cell>
          <table:table-cell table:style-name="ce13" office:value-type="string">
            <text:p>2020.01.08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4.699">
            <text:p>74.699</text:p>
          </table:table-cell>
          <table:table-cell table:style-name="ce13" office:value-type="string">
            <text:p>2020.01.08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4.699">
            <text:p>74.699</text:p>
          </table:table-cell>
          <table:table-cell table:style-name="ce13" office:value-type="string">
            <text:p>2020.01.08 14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4.724">
            <text:p>74.724</text:p>
          </table:table-cell>
          <table:table-cell table:style-name="ce13" office:value-type="string">
            <text:p>2020.01.08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4.931">
            <text:p>74.931</text:p>
          </table:table-cell>
          <table:table-cell table:style-name="ce13" office:value-type="string">
            <text:p>2020.01.08 19:0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8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0000000000003">
            <text:p>0.009</text:p>
          </table:table-cell>
          <table:table-cell office:value-type="string">
            <text:p>Z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8 19:1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60000000000002">
            <text:p>-0.0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4000000000001">
            <text:p>0.024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8 19:2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4.97">
            <text:p>74.97</text:p>
          </table:table-cell>
          <table:table-cell table:style-name="ce13" office:value-type="string">
            <text:p>2020.01.08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4000000000001">
            <text:p>0.024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8 19:2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5.041">
            <text:p>75.041</text:p>
          </table:table-cell>
          <table:table-cell table:style-name="ce13" office:value-type="string">
            <text:p>2020.01.08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3999999999996">
            <text:p>0.014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8 19:3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036">
            <text:p>75.036</text:p>
          </table:table-cell>
          <table:table-cell table:style-name="ce13" office:value-type="string">
            <text:p>2020.01.08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700000000001">
            <text:p>-0.017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4.038">
            <text:p>74.038</text:p>
          </table:table-cell>
          <table:table-cell table:style-name="ce13" office:value-type="string">
            <text:p>2020.01.08 03: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4.078">
            <text:p>74.078</text:p>
          </table:table-cell>
          <table:table-cell table:style-name="ce13" office:value-type="string">
            <text:p>2020.01.08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999999999996">
            <text:p>-0.02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43000000000006">
            <text:p>0.043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9:2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529">
            <text:p>74.529</text:p>
          </table:table-cell>
          <table:table-cell table:style-name="ce13" office:value-type="string">
            <text:p>2020.01.08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70999999999998">
            <text:p>0.071</text:p>
          </table:table-cell>
          <table:table-cell office:value-type="string">
            <text:p>Z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4.574">
            <text:p>74.574</text:p>
          </table:table-cell>
          <table:table-cell table:style-name="ce13" office:value-type="string">
            <text:p>2020.01.08 12:5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4.576">
            <text:p>74.576</text:p>
          </table:table-cell>
          <table:table-cell table:style-name="ce13" office:value-type="string">
            <text:p>2020.01.08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63999999999993">
            <text:p>0.064</text:p>
          </table:table-cell>
          <table:table-cell office:value-type="string">
            <text:p>Z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8 20:4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8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8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4999999999998">
            <text:p>0.065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3.966">
            <text:p>73.966</text:p>
          </table:table-cell>
          <table:table-cell table:style-name="ce13" office:value-type="string">
            <text:p>2020.01.08 03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4.05">
            <text:p>74.05</text:p>
          </table:table-cell>
          <table:table-cell table:style-name="ce13" office:value-type="string">
            <text:p>2020.01.08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52000000000007">
            <text:p>0.05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4.274">
            <text:p>74.274</text:p>
          </table:table-cell>
          <table:table-cell table:style-name="ce13" office:value-type="string">
            <text:p>2020.01.08 04:2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4.32">
            <text:p>74.32</text:p>
          </table:table-cell>
          <table:table-cell table:style-name="ce13" office:value-type="string">
            <text:p>2020.01.08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5" office:value-type="float" office:value="0.20099999999999">
            <text:p>0.201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4.291">
            <text:p>74.29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2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4.538">
            <text:p>74.538</text:p>
          </table:table-cell>
          <table:table-cell table:style-name="ce13" office:value-type="string">
            <text:p>2020.01.08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87999999999994">
            <text:p>0.088</text:p>
          </table:table-cell>
          <table:table-cell office:value-type="string">
            <text:p>Z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622">
            <text:p>74.62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4.695">
            <text:p>74.695</text:p>
          </table:table-cell>
          <table:table-cell table:style-name="ce13" office:value-type="string">
            <text:p>2020.01.08 14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4.725">
            <text:p>74.725</text:p>
          </table:table-cell>
          <table:table-cell table:style-name="ce13" office:value-type="string">
            <text:p>2020.01.08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19:4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5.041">
            <text:p>75.041</text:p>
          </table:table-cell>
          <table:table-cell table:style-name="ce13" office:value-type="string">
            <text:p>2020.01.08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8 21:5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068">
            <text:p>75.068</text:p>
          </table:table-cell>
          <table:table-cell table:style-name="ce13" office:value-type="string">
            <text:p>2020.01.08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4.053">
            <text:p>74.053</text:p>
          </table:table-cell>
          <table:table-cell table:style-name="ce13" office:value-type="string">
            <text:p>2020.01.08 03:0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4.103">
            <text:p>74.103</text:p>
          </table:table-cell>
          <table:table-cell table:style-name="ce13" office:value-type="string">
            <text:p>2020.01.08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4.024">
            <text:p>74.024</text:p>
          </table:table-cell>
          <table:table-cell table:style-name="ce13" office:value-type="string">
            <text:p>2020.01.08 03:3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4.135">
            <text:p>74.135</text:p>
          </table:table-cell>
          <table:table-cell table:style-name="ce13" office:value-type="string">
            <text:p>2020.01.08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5" office:value-type="float" office:value="0.251">
            <text:p>0.251</text:p>
          </table:table-cell>
          <table:table-cell office:value-type="string">
            <text:p>Z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4.631">
            <text:p>74.631</text:p>
          </table:table-cell>
          <table:table-cell table:style-name="ce13" office:value-type="string">
            <text:p>2020.01.08 16:0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1">
            <text:p>74.571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1">
            <text:p>74.571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032">
            <text:p>75.032</text:p>
          </table:table-cell>
          <table:table-cell table:style-name="ce13" office:value-type="string">
            <text:p>2020.01.08 20:3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2">
            <text:p>74.972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2">
            <text:p>74.972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06">
            <text:p>75.06</text:p>
          </table:table-cell>
          <table:table-cell table:style-name="ce13" office:value-type="string">
            <text:p>2020.01.08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12:4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1399999999999">
            <text:p>0.114</text:p>
          </table:table-cell>
          <table:table-cell office:value-type="string">
            <text:p>Z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8:1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474">
            <text:p>74.474</text:p>
          </table:table-cell>
          <table:table-cell table:style-name="ce13" office:value-type="string">
            <text:p>2020.01.08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2999999999991">
            <text:p>0.013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8 21:4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043">
            <text:p>75.043</text:p>
          </table:table-cell>
          <table:table-cell table:style-name="ce13" office:value-type="string">
            <text:p>2020.01.08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8:4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36000000000001">
            <text:p>0.03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0000000000002">
            <text:p>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4.049">
            <text:p>74.049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3.989">
            <text:p>73.989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3.989">
            <text:p>73.989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53">
            <text:p>74.053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4.339">
            <text:p>74.339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79">
            <text:p>74.279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79">
            <text:p>74.279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343">
            <text:p>74.343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8:3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52999999999997">
            <text:p>0.053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637">
            <text:p>74.637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4.703">
            <text:p>74.703</text:p>
          </table:table-cell>
          <table:table-cell table:style-name="ce13" office:value-type="string">
            <text:p>2020.01.08 14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43">
            <text:p>74.643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43">
            <text:p>74.643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4.719">
            <text:p>74.719</text:p>
          </table:table-cell>
          <table:table-cell table:style-name="ce13" office:value-type="string">
            <text:p>2020.01.08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8 20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04">
            <text:p>75.04</text:p>
          </table:table-cell>
          <table:table-cell table:style-name="ce13" office:value-type="string">
            <text:p>2020.01.08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4.066">
            <text:p>74.066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06">
            <text:p>74.006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06">
            <text:p>74.006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66">
            <text:p>74.066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4.301">
            <text:p>74.301</text:p>
          </table:table-cell>
          <table:table-cell table:style-name="ce13" office:value-type="string">
            <text:p>2020.01.08 04:30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4.61">
            <text:p>74.61</text:p>
          </table:table-cell>
          <table:table-cell table:style-name="ce13" office:value-type="string">
            <text:p>2020.01.08 10:2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4.621">
            <text:p>74.621</text:p>
          </table:table-cell>
          <table:table-cell table:style-name="ce13" office:value-type="string">
            <text:p>2020.01.08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4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4.719">
            <text:p>74.719</text:p>
          </table:table-cell>
          <table:table-cell table:style-name="ce13" office:value-type="string">
            <text:p>2020.01.08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4.645">
            <text:p>74.645</text:p>
          </table:table-cell>
          <table:table-cell table:style-name="ce13" office:value-type="string">
            <text:p>2020.01.08 16:1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85">
            <text:p>74.58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85">
            <text:p>74.58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4.647">
            <text:p>74.647</text:p>
          </table:table-cell>
          <table:table-cell table:style-name="ce13" office:value-type="string">
            <text:p>2020.01.08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8 19:4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03">
            <text:p>75.03</text:p>
          </table:table-cell>
          <table:table-cell table:style-name="ce13" office:value-type="string">
            <text:p>2020.01.08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038">
            <text:p>75.038</text:p>
          </table:table-cell>
          <table:table-cell table:style-name="ce13" office:value-type="string">
            <text:p>2020.01.08 21:5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046">
            <text:p>75.046</text:p>
          </table:table-cell>
          <table:table-cell table:style-name="ce13" office:value-type="string">
            <text:p>2020.01.08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8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6000000000003">
            <text:p>0.06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3.989">
            <text:p>73.989</text:p>
          </table:table-cell>
          <table:table-cell table:style-name="ce13" office:value-type="string">
            <text:p>2020.01.08 03:3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4.037">
            <text:p>74.037</text:p>
          </table:table-cell>
          <table:table-cell table:style-name="ce13" office:value-type="string">
            <text:p>2020.01.08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5" office:value-type="float" office:value="0.286">
            <text:p>0.286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4.465">
            <text:p>74.465</text:p>
          </table:table-cell>
          <table:table-cell table:style-name="ce13" office:value-type="string">
            <text:p>2020.01.08 05:1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79999999999956">
            <text:p>0.008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4.45">
            <text:p>74.45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52">
            <text:p>74.452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7000000000005">
            <text:p>-0.007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76">
            <text:p>74.576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8000000000001">
            <text:p>-0.018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8 19:5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8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400000000001">
            <text:p>-0.014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0:3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8 05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6">
            <text:p>74.46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6">
            <text:p>74.46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64">
            <text:p>74.464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64">
            <text:p>74.464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8 05:3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4.522">
            <text:p>74.522</text:p>
          </table:table-cell>
          <table:table-cell table:style-name="ce13" office:value-type="string">
            <text:p>2020.01.08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4.462">
            <text:p>74.462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9999999999993">
            <text:p>0.07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4.63">
            <text:p>74.63</text:p>
          </table:table-cell>
          <table:table-cell table:style-name="ce13" office:value-type="string">
            <text:p>2020.01.08 16:0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4.661">
            <text:p>74.661</text:p>
          </table:table-cell>
          <table:table-cell table:style-name="ce13" office:value-type="string">
            <text:p>2020.01.08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004">
            <text:p>75.004</text:p>
          </table:table-cell>
          <table:table-cell table:style-name="ce13" office:value-type="string">
            <text:p>2020.01.08 19:5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8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8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8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90000000000003">
            <text:p>-0.009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8 20:0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8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000000000005">
            <text:p>-0.016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8 20:1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03">
            <text:p>75.03</text:p>
          </table:table-cell>
          <table:table-cell table:style-name="ce13" office:value-type="string">
            <text:p>2020.01.08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8 20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8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700000000001">
            <text:p>-0.017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8 20:2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8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8 20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03">
            <text:p>75.03</text:p>
          </table:table-cell>
          <table:table-cell table:style-name="ce13" office:value-type="string">
            <text:p>2020.01.08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400000000001">
            <text:p>-0.014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029">
            <text:p>75.029</text:p>
          </table:table-cell>
          <table:table-cell table:style-name="ce13" office:value-type="string">
            <text:p>2020.01.08 20:3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8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8 00:5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9">
            <text:p>74.449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9">
            <text:p>74.449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3.987">
            <text:p>73.987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4.058">
            <text:p>74.058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55999999999997">
            <text:p>0.056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6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999999999996">
            <text:p>-0.017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07:1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6">
            <text:p>74.396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6">
            <text:p>74.396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4.646">
            <text:p>74.646</text:p>
          </table:table-cell>
          <table:table-cell table:style-name="ce13" office:value-type="string">
            <text:p>2020.01.08 15:40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86">
            <text:p>74.586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86">
            <text:p>74.586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4.664">
            <text:p>74.664</text:p>
          </table:table-cell>
          <table:table-cell table:style-name="ce13" office:value-type="string">
            <text:p>2020.01.08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4.634">
            <text:p>74.634</text:p>
          </table:table-cell>
          <table:table-cell table:style-name="ce13" office:value-type="string">
            <text:p>2020.01.08 15:5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4">
            <text:p>74.574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4">
            <text:p>74.574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4.657">
            <text:p>74.657</text:p>
          </table:table-cell>
          <table:table-cell table:style-name="ce13" office:value-type="string">
            <text:p>2020.01.08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8:0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49999999999955">
            <text:p>0.005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4.992">
            <text:p>74.992</text:p>
          </table:table-cell>
          <table:table-cell table:style-name="ce13" office:value-type="string">
            <text:p>2020.01.08 23:1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32">
            <text:p>74.932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32">
            <text:p>74.932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8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4.498">
            <text:p>74.498</text:p>
          </table:table-cell>
          <table:table-cell table:style-name="ce13" office:value-type="string">
            <text:p>2020.01.08 00:4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38">
            <text:p>74.43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38">
            <text:p>74.43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8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4.595">
            <text:p>74.595</text:p>
          </table:table-cell>
          <table:table-cell table:style-name="ce13" office:value-type="string">
            <text:p>2020.01.08 15:5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01">
            <text:p>74.601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01">
            <text:p>74.601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636">
            <text:p>74.636</text:p>
          </table:table-cell>
          <table:table-cell table:style-name="ce13" office:value-type="string">
            <text:p>2020.01.08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60000000000002">
            <text:p>0.0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8 22:2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53">
            <text:p>74.953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53">
            <text:p>74.953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8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3.924">
            <text:p>73.924</text:p>
          </table:table-cell>
          <table:table-cell table:style-name="ce13" office:value-type="string">
            <text:p>2020.01.08 02:5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4">
            <text:p>74</text:p>
          </table:table-cell>
          <table:table-cell table:style-name="ce13" office:value-type="string">
            <text:p>2020.01.08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5999999999991">
            <text:p>0.016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4.458">
            <text:p>74.458</text:p>
          </table:table-cell>
          <table:table-cell table:style-name="ce13" office:value-type="string">
            <text:p>2020.01.08 06:0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4.43">
            <text:p>74.43</text:p>
          </table:table-cell>
          <table:table-cell table:style-name="ce13" office:value-type="string">
            <text:p>2020.01.08 07:1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7000000000005">
            <text:p>-0.007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0:5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8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5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8 11:5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4.579">
            <text:p>74.579</text:p>
          </table:table-cell>
          <table:table-cell table:style-name="ce13" office:value-type="string">
            <text:p>2020.01.08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80000000000098">
            <text:p>-0.008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12:4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4.525">
            <text:p>74.525</text:p>
          </table:table-cell>
          <table:table-cell table:style-name="ce13" office:value-type="string">
            <text:p>2020.01.08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5499999999999">
            <text:p>0.155</text:p>
          </table:table-cell>
          <table:table-cell office:value-type="string">
            <text:p>Z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4.62">
            <text:p>74.62</text:p>
          </table:table-cell>
          <table:table-cell table:style-name="ce13" office:value-type="string">
            <text:p>2020.01.08 15:3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4.655">
            <text:p>74.655</text:p>
          </table:table-cell>
          <table:table-cell table:style-name="ce13" office:value-type="string">
            <text:p>2020.01.08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8 18:1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7">
            <text:p>74.637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7">
            <text:p>74.637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8 21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038">
            <text:p>75.038</text:p>
          </table:table-cell>
          <table:table-cell table:style-name="ce13" office:value-type="string">
            <text:p>2020.01.08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90000000000003">
            <text:p>-0.009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8 22:1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59">
            <text:p>74.95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59">
            <text:p>74.95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036">
            <text:p>75.036</text:p>
          </table:table-cell>
          <table:table-cell table:style-name="ce13" office:value-type="string">
            <text:p>2020.01.08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4.403">
            <text:p>74.403</text:p>
          </table:table-cell>
          <table:table-cell table:style-name="ce13" office:value-type="string">
            <text:p>2020.01.08 08:0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442">
            <text:p>74.442</text:p>
          </table:table-cell>
          <table:table-cell table:style-name="ce13" office:value-type="string">
            <text:p>2020.01.08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2999999999987">
            <text:p>0.033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4.922">
            <text:p>74.922</text:p>
          </table:table-cell>
          <table:table-cell table:style-name="ce13" office:value-type="string">
            <text:p>2020.01.08 23:1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4.996">
            <text:p>74.996</text:p>
          </table:table-cell>
          <table:table-cell table:style-name="ce13" office:value-type="string">
            <text:p>2020.01.08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4.688">
            <text:p>74.688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702">
            <text:p>74.702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6:1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8">
            <text:p>74.578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8">
            <text:p>74.578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4.641">
            <text:p>74.641</text:p>
          </table:table-cell>
          <table:table-cell table:style-name="ce13" office:value-type="string">
            <text:p>2020.01.08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4.508">
            <text:p>74.508</text:p>
          </table:table-cell>
          <table:table-cell table:style-name="ce13" office:value-type="string">
            <text:p>2020.01.08 00:4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8">
            <text:p>74.44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8">
            <text:p>74.44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4.508">
            <text:p>74.508</text:p>
          </table:table-cell>
          <table:table-cell table:style-name="ce13" office:value-type="string">
            <text:p>2020.01.08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4.502">
            <text:p>74.502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2">
            <text:p>74.442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42">
            <text:p>74.442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4.444">
            <text:p>74.444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46">
            <text:p>74.446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22999999999996">
            <text:p>0.02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06:1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8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4.46">
            <text:p>74.46</text:p>
          </table:table-cell>
          <table:table-cell table:style-name="ce13" office:value-type="string">
            <text:p>2020.01.08 07:2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4">
            <text:p>74.4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4">
            <text:p>74.4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4.463">
            <text:p>74.463</text:p>
          </table:table-cell>
          <table:table-cell table:style-name="ce13" office:value-type="string">
            <text:p>2020.01.08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4.432">
            <text:p>74.432</text:p>
          </table:table-cell>
          <table:table-cell table:style-name="ce13" office:value-type="string">
            <text:p>2020.01.08 08:1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444">
            <text:p>74.444</text:p>
          </table:table-cell>
          <table:table-cell table:style-name="ce13" office:value-type="string">
            <text:p>2020.01.08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39999999999907">
            <text:p>0.004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0:3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8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4.649">
            <text:p>74.649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89">
            <text:p>74.589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89">
            <text:p>74.589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56">
            <text:p>74.656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8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4.579">
            <text:p>74.579</text:p>
          </table:table-cell>
          <table:table-cell table:style-name="ce13" office:value-type="string">
            <text:p>2020.01.08 10:5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9">
            <text:p>74.519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9">
            <text:p>74.519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4.606">
            <text:p>74.606</text:p>
          </table:table-cell>
          <table:table-cell table:style-name="ce13" office:value-type="string">
            <text:p>2020.01.08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8 18:2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54">
            <text:p>74.654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54">
            <text:p>74.654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8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8 21:3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8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8 22:2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8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007">
            <text:p>75.007</text:p>
          </table:table-cell>
          <table:table-cell table:style-name="ce13" office:value-type="string">
            <text:p>2020.01.08 22:0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7">
            <text:p>74.947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7">
            <text:p>74.947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014">
            <text:p>75.014</text:p>
          </table:table-cell>
          <table:table-cell table:style-name="ce13" office:value-type="string">
            <text:p>2020.01.08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4.437">
            <text:p>74.437</text:p>
          </table:table-cell>
          <table:table-cell table:style-name="ce13" office:value-type="string">
            <text:p>2020.01.08 05:4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438">
            <text:p>74.438</text:p>
          </table:table-cell>
          <table:table-cell table:style-name="ce13" office:value-type="string">
            <text:p>2020.01.08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30000000000001">
            <text:p>0.03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4.447">
            <text:p>74.447</text:p>
          </table:table-cell>
          <table:table-cell table:style-name="ce13" office:value-type="string">
            <text:p>2020.01.08 07:2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87">
            <text:p>74.387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87">
            <text:p>74.387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3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1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8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8 21:3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8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4.97">
            <text:p>74.97</text:p>
          </table:table-cell>
          <table:table-cell table:style-name="ce13" office:value-type="string">
            <text:p>2020.01.08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8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4.391">
            <text:p>74.391</text:p>
          </table:table-cell>
          <table:table-cell table:style-name="ce13" office:value-type="string">
            <text:p>2020.01.08 05:4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4.43">
            <text:p>74.43</text:p>
          </table:table-cell>
          <table:table-cell table:style-name="ce13" office:value-type="string">
            <text:p>2020.01.08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75999999999993">
            <text:p>0.076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4.406">
            <text:p>74.406</text:p>
          </table:table-cell>
          <table:table-cell table:style-name="ce13" office:value-type="string">
            <text:p>2020.01.08 05:5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4.461">
            <text:p>74.461</text:p>
          </table:table-cell>
          <table:table-cell table:style-name="ce13" office:value-type="string">
            <text:p>2020.01.08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60999999999993">
            <text:p>0.061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8 05:5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8 06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4.486">
            <text:p>74.486</text:p>
          </table:table-cell>
          <table:table-cell table:style-name="ce13" office:value-type="string">
            <text:p>2020.01.08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6:2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8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9">
            <text:p>74.419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9">
            <text:p>74.419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3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8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2">
            <text:p>-0.012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4.557">
            <text:p>74.557</text:p>
          </table:table-cell>
          <table:table-cell table:style-name="ce13" office:value-type="string">
            <text:p>2020.01.08 10:4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8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4.551">
            <text:p>74.551</text:p>
          </table:table-cell>
          <table:table-cell table:style-name="ce13" office:value-type="string">
            <text:p>2020.01.08 10:4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559">
            <text:p>74.559</text:p>
          </table:table-cell>
          <table:table-cell table:style-name="ce13" office:value-type="string">
            <text:p>2020.01.08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50000000000097">
            <text:p>-0.005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1:0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588">
            <text:p>74.588</text:p>
          </table:table-cell>
          <table:table-cell table:style-name="ce13" office:value-type="string">
            <text:p>2020.01.08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8 11:4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8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1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673">
            <text:p>74.673</text:p>
          </table:table-cell>
          <table:table-cell table:style-name="ce13" office:value-type="string">
            <text:p>2020.01.08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">
            <text:p>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8 18:1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8 21:1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8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8 21:1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8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40000000000049">
            <text:p>-0.004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8 21:2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8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8 21:4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8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8 22:1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6">
            <text:p>74.94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6">
            <text:p>74.94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029">
            <text:p>75.029</text:p>
          </table:table-cell>
          <table:table-cell table:style-name="ce13" office:value-type="string">
            <text:p>2020.01.08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4.961">
            <text:p>74.961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61">
            <text:p>74.961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4.95">
            <text:p>74.95</text:p>
          </table:table-cell>
          <table:table-cell table:style-name="ce13" office:value-type="string">
            <text:p>2020.01.08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8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4.959">
            <text:p>74.959</text:p>
          </table:table-cell>
          <table:table-cell table:style-name="ce13" office:value-type="string">
            <text:p>2020.01.08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4.965">
            <text:p>74.965</text:p>
          </table:table-cell>
          <table:table-cell table:style-name="ce13" office:value-type="string">
            <text:p>2020.01.08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4.96">
            <text:p>74.96</text:p>
          </table:table-cell>
          <table:table-cell table:style-name="ce13" office:value-type="string">
            <text:p>2020.01.08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4.952">
            <text:p>74.952</text:p>
          </table:table-cell>
          <table:table-cell table:style-name="ce13" office:value-type="string">
            <text:p>2020.01.08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4.952">
            <text:p>74.952</text:p>
          </table:table-cell>
          <table:table-cell table:style-name="ce13" office:value-type="string">
            <text:p>2020.01.08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3.887">
            <text:p>73.887</text:p>
          </table:table-cell>
          <table:table-cell table:style-name="ce13" office:value-type="string">
            <text:p>2020.01.08 02:5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3.929">
            <text:p>73.929</text:p>
          </table:table-cell>
          <table:table-cell table:style-name="ce13" office:value-type="string">
            <text:p>2020.01.08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52999999999997">
            <text:p>0.053</text:p>
          </table:table-cell>
          <table:table-cell office:value-type="string">
            <text:p>Z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4.429">
            <text:p>74.429</text:p>
          </table:table-cell>
          <table:table-cell table:style-name="ce13" office:value-type="string">
            <text:p>2020.01.08 07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8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60000000000002">
            <text:p>-0.0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8 11:4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4.573">
            <text:p>74.573</text:p>
          </table:table-cell>
          <table:table-cell table:style-name="ce13" office:value-type="string">
            <text:p>2020.01.08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80000000000098">
            <text:p>-0.008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8 12:3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48">
            <text:p>0.148</text:p>
          </table:table-cell>
          <table:table-cell office:value-type="string">
            <text:p>Z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4.611">
            <text:p>74.611</text:p>
          </table:table-cell>
          <table:table-cell table:style-name="ce13" office:value-type="string">
            <text:p>2020.01.08 15:1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4.63">
            <text:p>74.63</text:p>
          </table:table-cell>
          <table:table-cell table:style-name="ce13" office:value-type="string">
            <text:p>2020.01.08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19999999999953">
            <text:p>0.002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15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642">
            <text:p>74.642</text:p>
          </table:table-cell>
          <table:table-cell table:style-name="ce13" office:value-type="string">
            <text:p>2020.01.08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8 17:4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4.526">
            <text:p>74.526</text:p>
          </table:table-cell>
          <table:table-cell table:style-name="ce13" office:value-type="string">
            <text:p>2020.01.08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4.472">
            <text:p>74.472</text:p>
          </table:table-cell>
          <table:table-cell table:style-name="ce13" office:value-type="string">
            <text:p>2020.01.08 18:0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25">
            <text:p>0.125</text:p>
          </table:table-cell>
          <table:table-cell office:value-type="string">
            <text:p>Z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1:0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016">
            <text:p>75.016</text:p>
          </table:table-cell>
          <table:table-cell table:style-name="ce13" office:value-type="string">
            <text:p>2020.01.08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60000000000002">
            <text:p>0.006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007">
            <text:p>75.007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4.417">
            <text:p>74.417</text:p>
          </table:table-cell>
          <table:table-cell table:style-name="ce13" office:value-type="string">
            <text:p>2020.01.08 06:4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4.444">
            <text:p>74.444</text:p>
          </table:table-cell>
          <table:table-cell table:style-name="ce13" office:value-type="string">
            <text:p>2020.01.08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60000000000002">
            <text:p>0.006</text:p>
          </table:table-cell>
          <table:table-cell office:value-type="string">
            <text:p>Z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4.406">
            <text:p>74.406</text:p>
          </table:table-cell>
          <table:table-cell table:style-name="ce13" office:value-type="string">
            <text:p>2020.01.08 07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8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9999999999987">
            <text:p>0.03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4.599">
            <text:p>74.599</text:p>
          </table:table-cell>
          <table:table-cell table:style-name="ce13" office:value-type="string">
            <text:p>2020.01.08 15:0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4.64">
            <text:p>74.64</text:p>
          </table:table-cell>
          <table:table-cell table:style-name="ce13" office:value-type="string">
            <text:p>2020.01.08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3999999999996">
            <text:p>0.014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8 15:2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4.633">
            <text:p>74.633</text:p>
          </table:table-cell>
          <table:table-cell table:style-name="ce13" office:value-type="string">
            <text:p>2020.01.08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24000000000001">
            <text:p>0.024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4.991">
            <text:p>74.991</text:p>
          </table:table-cell>
          <table:table-cell table:style-name="ce13" office:value-type="string">
            <text:p>2020.01.08 21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005">
            <text:p>75.005</text:p>
          </table:table-cell>
          <table:table-cell table:style-name="ce13" office:value-type="string">
            <text:p>2020.01.08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6999999999996">
            <text:p>0.017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4.081">
            <text:p>74.08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021">
            <text:p>74.02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021">
            <text:p>74.02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166">
            <text:p>74.166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3.823">
            <text:p>73.823</text:p>
          </table:table-cell>
          <table:table-cell table:style-name="ce13" office:value-type="string">
            <text:p>2020.01.08 02:4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3.888">
            <text:p>73.888</text:p>
          </table:table-cell>
          <table:table-cell table:style-name="ce13" office:value-type="string">
            <text:p>2020.01.08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17">
            <text:p>0.117</text:p>
          </table:table-cell>
          <table:table-cell office:value-type="string">
            <text:p>Z3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4.405">
            <text:p>74.405</text:p>
          </table:table-cell>
          <table:table-cell table:style-name="ce13" office:value-type="string">
            <text:p>2020.01.08 07:0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8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8000000000001">
            <text:p>0.018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4.401">
            <text:p>74.401</text:p>
          </table:table-cell>
          <table:table-cell table:style-name="ce13" office:value-type="string">
            <text:p>2020.01.08 07:5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4.414">
            <text:p>74.414</text:p>
          </table:table-cell>
          <table:table-cell table:style-name="ce13" office:value-type="string">
            <text:p>2020.01.08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4999999999997">
            <text:p>0.035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4.536">
            <text:p>74.536</text:p>
          </table:table-cell>
          <table:table-cell table:style-name="ce13" office:value-type="string">
            <text:p>2020.01.08 11:3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4.548">
            <text:p>74.548</text:p>
          </table:table-cell>
          <table:table-cell table:style-name="ce13" office:value-type="string">
            <text:p>2020.01.08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2:3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8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5299999999999">
            <text:p>0.153</text:p>
          </table:table-cell>
          <table:table-cell office:value-type="string">
            <text:p>Z1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4.606">
            <text:p>74.606</text:p>
          </table:table-cell>
          <table:table-cell table:style-name="ce13" office:value-type="string">
            <text:p>2020.01.08 14:5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4.664">
            <text:p>74.664</text:p>
          </table:table-cell>
          <table:table-cell table:style-name="ce13" office:value-type="string">
            <text:p>2020.01.08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019999999999953">
            <text:p>-0.002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17:3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4.499">
            <text:p>74.499</text:p>
          </table:table-cell>
          <table:table-cell table:style-name="ce13" office:value-type="string">
            <text:p>2020.01.08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9999999999909">
            <text:p>0.0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4.461">
            <text:p>74.461</text:p>
          </table:table-cell>
          <table:table-cell table:style-name="ce13" office:value-type="string">
            <text:p>2020.01.08 18:0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36">
            <text:p>0.136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94">
            <text:p>74.59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8 22:3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">
            <text:p>74.9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">
            <text:p>74.9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8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18">
            <text:p>74.41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18">
            <text:p>74.418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4.662">
            <text:p>74.662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62">
            <text:p>74.662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4.616">
            <text:p>74.616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24">
            <text:p>74.624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20:5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005">
            <text:p>75.005</text:p>
          </table:table-cell>
          <table:table-cell table:style-name="ce13" office:value-type="string">
            <text:p>2020.01.08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79999999999956">
            <text:p>0.008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4.44">
            <text:p>74.44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45">
            <text:p>74.445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6999999999996">
            <text:p>-0.017</text:p>
          </table:table-cell>
          <table:table-cell office:value-type="string">
            <text:p>Z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4.45">
            <text:p>74.45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">
            <text:p>74.39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">
            <text:p>74.39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59">
            <text:p>74.459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4.576">
            <text:p>74.576</text:p>
          </table:table-cell>
          <table:table-cell table:style-name="ce13" office:value-type="string">
            <text:p>2020.01.08 11:1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52">
            <text:p>74.652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51">
            <text:p>74.51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4.067">
            <text:p>74.067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063">
            <text:p>74.06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063">
            <text:p>74.06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123">
            <text:p>74.12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039999999999907">
            <text:p>-0.004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5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2">
            <text:p>-0.012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428">
            <text:p>74.428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089999999999861">
            <text:p>0.009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7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4.412">
            <text:p>74.412</text:p>
          </table:table-cell>
          <table:table-cell table:style-name="ce13" office:value-type="string">
            <text:p>2020.01.08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4999999999991">
            <text:p>0.025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8 22:4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6">
            <text:p>74.94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6">
            <text:p>74.946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8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4.43">
            <text:p>74.43</text:p>
          </table:table-cell>
          <table:table-cell table:style-name="ce13" office:value-type="string">
            <text:p>2020.01.08 01:0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7">
            <text:p>74.3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7">
            <text:p>74.3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4.432">
            <text:p>74.432</text:p>
          </table:table-cell>
          <table:table-cell table:style-name="ce13" office:value-type="string">
            <text:p>2020.01.08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4.029">
            <text:p>74.02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3.969">
            <text:p>73.96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3.969">
            <text:p>73.96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4.041">
            <text:p>74.041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4.398">
            <text:p>74.398</text:p>
          </table:table-cell>
          <table:table-cell table:style-name="ce13" office:value-type="string">
            <text:p>2020.01.08 06:5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4.422">
            <text:p>74.422</text:p>
          </table:table-cell>
          <table:table-cell table:style-name="ce13" office:value-type="string">
            <text:p>2020.01.08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25000000000006">
            <text:p>0.025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4.383">
            <text:p>74.383</text:p>
          </table:table-cell>
          <table:table-cell table:style-name="ce13" office:value-type="string">
            <text:p>2020.01.08 07:4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4.414">
            <text:p>74.414</text:p>
          </table:table-cell>
          <table:table-cell table:style-name="ce13" office:value-type="string">
            <text:p>2020.01.08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52999999999997">
            <text:p>0.053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4.557">
            <text:p>74.557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61">
            <text:p>74.561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4.624">
            <text:p>74.624</text:p>
          </table:table-cell>
          <table:table-cell table:style-name="ce13" office:value-type="string">
            <text:p>2020.01.08 14:3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4.627">
            <text:p>74.627</text:p>
          </table:table-cell>
          <table:table-cell table:style-name="ce13" office:value-type="string">
            <text:p>2020.01.08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8 16:2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617">
            <text:p>74.617</text:p>
          </table:table-cell>
          <table:table-cell table:style-name="ce13" office:value-type="string">
            <text:p>2020.01.08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12999999999991">
            <text:p>0.013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4.47">
            <text:p>74.47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76">
            <text:p>74.476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27">
            <text:p>0.127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1:1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63">
            <text:p>74.363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63">
            <text:p>74.363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4.429">
            <text:p>74.429</text:p>
          </table:table-cell>
          <table:table-cell table:style-name="ce13" office:value-type="string">
            <text:p>2020.01.08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3.905">
            <text:p>73.90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845">
            <text:p>73.84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845">
            <text:p>73.84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953">
            <text:p>73.953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3.879">
            <text:p>73.87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899">
            <text:p>73.89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899">
            <text:p>73.89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959">
            <text:p>73.95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19999999999996">
            <text:p>0.02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3.887">
            <text:p>73.88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27">
            <text:p>73.82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27">
            <text:p>73.82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96">
            <text:p>73.896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3.806">
            <text:p>73.806</text:p>
          </table:table-cell>
          <table:table-cell table:style-name="ce13" office:value-type="string">
            <text:p>2020.01.08 02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3.871">
            <text:p>73.871</text:p>
          </table:table-cell>
          <table:table-cell table:style-name="ce13" office:value-type="string">
            <text:p>2020.01.08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49999999999955">
            <text:p>0.005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3.854">
            <text:p>73.854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794">
            <text:p>73.794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794">
            <text:p>73.794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6">
            <text:p>73.86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3.838">
            <text:p>73.838</text:p>
          </table:table-cell>
          <table:table-cell table:style-name="ce13" office:value-type="string">
            <text:p>2020.01.08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2899999999999">
            <text:p>0.129</text:p>
          </table:table-cell>
          <table:table-cell office:value-type="string">
            <text:p>Z3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8 11:2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60000000000144">
            <text:p>-0.0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11:3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9999999999909">
            <text:p>0.01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12:2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8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7099999999999">
            <text:p>0.171</text:p>
          </table:table-cell>
          <table:table-cell office:value-type="string">
            <text:p>Z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4:3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4.612">
            <text:p>74.612</text:p>
          </table:table-cell>
          <table:table-cell table:style-name="ce13" office:value-type="string">
            <text:p>2020.01.08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19999999999953">
            <text:p>0.002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4.6">
            <text:p>74.6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663">
            <text:p>74.663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0.0030000000000001">
            <text:p>0.003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4.548">
            <text:p>74.548</text:p>
          </table:table-cell>
          <table:table-cell table:style-name="ce13" office:value-type="string">
            <text:p>2020.01.08 17:0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4.567">
            <text:p>74.567</text:p>
          </table:table-cell>
          <table:table-cell table:style-name="ce13" office:value-type="string">
            <text:p>2020.01.08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8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54">
            <text:p>74.454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54">
            <text:p>74.454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74">
            <text:p>74.474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31">
            <text:p>0.13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4.022">
            <text:p>74.02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206">
            <text:p>74.206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5" office:value-type="float" office:value="0.14">
            <text:p>0.14</text:p>
          </table:table-cell>
          <table:table-cell office:value-type="string">
            <text:p>Z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8 12:2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4999999999999">
            <text:p>0.15</text:p>
          </table:table-cell>
          <table:table-cell office:value-type="string">
            <text:p>Z1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4.599">
            <text:p>74.599</text:p>
          </table:table-cell>
          <table:table-cell table:style-name="ce13" office:value-type="string">
            <text:p>2020.01.08 14:5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615">
            <text:p>74.615</text:p>
          </table:table-cell>
          <table:table-cell table:style-name="ce13" office:value-type="string">
            <text:p>2020.01.08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49999999999955">
            <text:p>0.005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8 17:0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4.551">
            <text:p>74.551</text:p>
          </table:table-cell>
          <table:table-cell table:style-name="ce13" office:value-type="string">
            <text:p>2020.01.08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3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">
            <text:p>0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4.895">
            <text:p>74.895</text:p>
          </table:table-cell>
          <table:table-cell table:style-name="ce13" office:value-type="string">
            <text:p>2020.01.08 23:0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4.925">
            <text:p>74.925</text:p>
          </table:table-cell>
          <table:table-cell table:style-name="ce13" office:value-type="string">
            <text:p>2020.01.08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54000000000002">
            <text:p>0.054</text:p>
          </table:table-cell>
          <table:table-cell office:value-type="string">
            <text:p>Z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4.567">
            <text:p>74.567</text:p>
          </table:table-cell>
          <table:table-cell table:style-name="ce13" office:value-type="string">
            <text:p>2020.01.08 14:4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37000000000006">
            <text:p>0.037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8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17:2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4.481">
            <text:p>74.481</text:p>
          </table:table-cell>
          <table:table-cell table:style-name="ce13" office:value-type="string">
            <text:p>2020.01.08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099999999999909">
            <text:p>0.01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3.922">
            <text:p>73.922</text:p>
          </table:table-cell>
          <table:table-cell table:style-name="ce13" office:value-type="string">
            <text:p>2020.01.08 01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4.022">
            <text:p>74.022</text:p>
          </table:table-cell>
          <table:table-cell table:style-name="ce13" office:value-type="string">
            <text:p>2020.01.08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5" office:value-type="float" office:value="0.24000000000001">
            <text:p>0.24</text:p>
          </table:table-cell>
          <table:table-cell office:value-type="string">
            <text:p>Z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4.465">
            <text:p>74.465</text:p>
          </table:table-cell>
          <table:table-cell table:style-name="ce13" office:value-type="string">
            <text:p>2020.01.08 12:1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7299999999999">
            <text:p>0.173</text:p>
          </table:table-cell>
          <table:table-cell office:value-type="string">
            <text:p>Z1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16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507">
            <text:p>74.507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507">
            <text:p>74.507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90000000000146">
            <text:p>-0.009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4.861">
            <text:p>74.861</text:p>
          </table:table-cell>
          <table:table-cell table:style-name="ce13" office:value-type="string">
            <text:p>2020.01.08 23:0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4.902">
            <text:p>74.902</text:p>
          </table:table-cell>
          <table:table-cell table:style-name="ce13" office:value-type="string">
            <text:p>2020.01.08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87999999999994">
            <text:p>0.088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4.414">
            <text:p>74.414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54">
            <text:p>74.354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54">
            <text:p>74.354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4.593">
            <text:p>74.593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0999999999996">
            <text:p>0.011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4.583">
            <text:p>74.583</text:p>
          </table:table-cell>
          <table:table-cell table:style-name="ce13" office:value-type="string">
            <text:p>2020.01.08 16:3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596">
            <text:p>74.596</text:p>
          </table:table-cell>
          <table:table-cell table:style-name="ce13" office:value-type="string">
            <text:p>2020.01.08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4.558">
            <text:p>74.558</text:p>
          </table:table-cell>
          <table:table-cell table:style-name="ce13" office:value-type="string">
            <text:p>2020.01.08 16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8">
            <text:p>74.498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8">
            <text:p>74.498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559">
            <text:p>74.559</text:p>
          </table:table-cell>
          <table:table-cell table:style-name="ce13" office:value-type="string">
            <text:p>2020.01.08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4.328">
            <text:p>74.32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345">
            <text:p>74.345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63">
            <text:p>0.163</text:p>
          </table:table-cell>
          <table:table-cell office:value-type="string">
            <text:p>Z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53">
            <text:p>74.55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4.87">
            <text:p>74.87</text:p>
          </table:table-cell>
          <table:table-cell table:style-name="ce13" office:value-type="string">
            <text:p>2020.01.08 22:5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8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78999999999994">
            <text:p>0.07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4.189">
            <text:p>74.18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129">
            <text:p>74.12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129">
            <text:p>74.12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23">
            <text:p>74.23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4.176">
            <text:p>74.17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16">
            <text:p>74.11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16">
            <text:p>74.11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81">
            <text:p>74.181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4.065">
            <text:p>74.06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05">
            <text:p>74.00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05">
            <text:p>74.00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8">
            <text:p>74.08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4.009">
            <text:p>74.00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3.949">
            <text:p>73.94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3.949">
            <text:p>73.94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4.023">
            <text:p>74.023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88">
            <text:p>73.88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88">
            <text:p>73.88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944">
            <text:p>73.944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8 12:1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8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16699999999999">
            <text:p>0.167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4.887">
            <text:p>74.887</text:p>
          </table:table-cell>
          <table:table-cell table:style-name="ce13" office:value-type="string">
            <text:p>2020.01.08 22:5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8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61999999999998">
            <text:p>0.062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53">
            <text:p>74.953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4" office:value-type="float" office:value="4">
            <text:p>4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8 00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8 00:1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8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10" table:end-x="0.643cm" table:end-y="0.037cm" draw:z-index="0" draw:style-name="gr1" draw:text-style-name="P1" svg:width="24.839cm" svg:height="13.885cm" svg:x="1.452cm" svg:y="0.088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7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2:02:18 : FxTestController.php : 54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08_0005-20200108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08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08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80">
            <text:p>80</text:p>
          </table:table-cell>
          <table:table-cell office:value-type="string">
            <text:p>of all bds</text:p>
          </table:table-cell>
          <table:table-cell office:value-type="float" office:value="0.279">
            <text:p>0.279</text:p>
          </table:table-cell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72">
            <text:p>72</text:p>
          </table:table-cell>
          <table:table-cell office:value-type="string">
            <text:p>of all Pos</text:p>
          </table:table-cell>
          <table:table-cell office:value-type="float" office:value="0.9">
            <text:p>0.9</text:p>
          </table:table-cell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6">
            <text:p>6</text:p>
          </table:table-cell>
          <table:table-cell office:value-type="string">
            <text:p>of all Pos</text:p>
          </table:table-cell>
          <table:table-cell table:style-name="ce14" office:value-type="float" office:value="0.075">
            <text:p>0.075</text:p>
          </table:table-cell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044">
            <text:p>0.044</text:p>
          </table:table-cell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office:value-type="string">
            <text:p>BB locs</text:p>
          </table:table-cell>
          <table:table-cell table:number-columns-repeated="1005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3:0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14">
            <text:p>74.61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14">
            <text:p>74.61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13999999999996">
            <text:p>-0.014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4.758">
            <text:p>74.758</text:p>
          </table:table-cell>
          <table:table-cell table:style-name="ce13" office:value-type="string">
            <text:p>2020.01.08 18:4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923">
            <text:p>74.923</text:p>
          </table:table-cell>
          <table:table-cell table:style-name="ce13" office:value-type="string">
            <text:p>2020.01.08 18:55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4.88">
            <text:p>74.88</text:p>
          </table:table-cell>
          <table:table-cell table:style-name="ce13" office:value-type="string">
            <text:p>2020.01.08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16500000000001">
            <text:p>0.165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802">
            <text:p>74.802</text:p>
          </table:table-cell>
          <table:table-cell table:style-name="ce13" office:value-type="string">
            <text:p>2020.01.08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21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4.516">
            <text:p>74.516</text:p>
          </table:table-cell>
          <table:table-cell table:style-name="ce13" office:value-type="string">
            <text:p>2020.01.08 04:4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4.617">
            <text:p>74.617</text:p>
          </table:table-cell>
          <table:table-cell table:style-name="ce13" office:value-type="string">
            <text:p>2020.01.08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60999999999993">
            <text:p>0.061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4.625">
            <text:p>74.625</text:p>
          </table:table-cell>
          <table:table-cell table:style-name="ce13" office:value-type="string">
            <text:p>2020.01.08 09:5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628">
            <text:p>74.628</text:p>
          </table:table-cell>
          <table:table-cell table:style-name="ce13" office:value-type="string">
            <text:p>2020.01.08 10:0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4.652">
            <text:p>74.652</text:p>
          </table:table-cell>
          <table:table-cell table:style-name="ce13" office:value-type="string">
            <text:p>2020.01.08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030000000000001">
            <text:p>0.003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4.288">
            <text:p>74.28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28">
            <text:p>74.22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28">
            <text:p>74.228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293">
            <text:p>74.293</text:p>
          </table:table-cell>
          <table:table-cell table:style-name="ce13" office:value-type="string">
            <text:p>2020.01.08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4.34">
            <text:p>74.34</text:p>
          </table:table-cell>
          <table:table-cell table:style-name="ce13" office:value-type="string">
            <text:p>2020.01.08 04:0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4.335">
            <text:p>74.335</text:p>
          </table:table-cell>
          <table:table-cell table:style-name="ce13" office:value-type="string">
            <text:p>2020.01.08 04:1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4.395">
            <text:p>74.395</text:p>
          </table:table-cell>
          <table:table-cell table:style-name="ce13" office:value-type="string">
            <text:p>2020.01.08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-0.0050000000000097">
            <text:p>-0.005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4.225">
            <text:p>74.22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165">
            <text:p>74.16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165">
            <text:p>74.165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229">
            <text:p>74.229</text:p>
          </table:table-cell>
          <table:table-cell table:style-name="ce13" office:value-type="string">
            <text:p>2020.01.08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4.591">
            <text:p>74.591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8 05:1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.615">
            <text:p>74.615</text:p>
          </table:table-cell>
          <table:table-cell table:style-name="ce13" office:value-type="string">
            <text:p>2020.01.08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8 19:0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19:1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4.955">
            <text:p>74.955</text:p>
          </table:table-cell>
          <table:table-cell table:style-name="ce13" office:value-type="string">
            <text:p>2020.01.08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39000000000001">
            <text:p>0.039</text:p>
          </table:table-cell>
          <table:table-cell office:value-type="string">
            <text:p>Z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4.184">
            <text:p>74.184</text:p>
          </table:table-cell>
          <table:table-cell table:style-name="ce13" office:value-type="string">
            <text:p>2020.01.08 03:5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24">
            <text:p>74.324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324">
            <text:p>74.324</text:p>
          </table:table-cell>
          <table:table-cell table:style-name="ce13" office:value-type="string">
            <text:p>2020.01.08 04: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4.192">
            <text:p>74.192</text:p>
          </table:table-cell>
          <table:table-cell table:style-name="ce13" office:value-type="string">
            <text:p>2020.01.08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21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4.352">
            <text:p>74.352</text:p>
          </table:table-cell>
          <table:table-cell table:style-name="ce13" office:value-type="string">
            <text:p>2020.01.08 04:1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92">
            <text:p>74.292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292">
            <text:p>74.292</text:p>
          </table:table-cell>
          <table:table-cell table:style-name="ce13" office:value-type="string">
            <text:p>2020.01.08 04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4.386">
            <text:p>74.386</text:p>
          </table:table-cell>
          <table:table-cell table:style-name="ce13" office:value-type="string">
            <text:p>2020.01.08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4.626">
            <text:p>74.626</text:p>
          </table:table-cell>
          <table:table-cell table:style-name="ce13" office:value-type="string">
            <text:p>2020.01.08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4.655">
            <text:p>74.655</text:p>
          </table:table-cell>
          <table:table-cell table:style-name="ce13" office:value-type="string">
            <text:p>2020.01.08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4.64">
            <text:p>74.6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674">
            <text:p>74.674</text:p>
          </table:table-cell>
          <table:table-cell table:style-name="ce13" office:value-type="string">
            <text:p>2020.01.08 14:2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644">
            <text:p>74.644</text:p>
          </table:table-cell>
          <table:table-cell table:style-name="ce13" office:value-type="string">
            <text:p>2020.01.08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33999999999992">
            <text:p>0.034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4.699">
            <text:p>74.699</text:p>
          </table:table-cell>
          <table:table-cell table:style-name="ce13" office:value-type="string">
            <text:p>2020.01.08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639">
            <text:p>74.639</text:p>
          </table:table-cell>
          <table:table-cell table:style-name="ce13" office:value-type="string">
            <text:p>2020.01.08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717">
            <text:p>74.717</text:p>
          </table:table-cell>
          <table:table-cell table:style-name="ce13" office:value-type="string">
            <text:p>2020.01.08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8 19:1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8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060000000000002">
            <text:p>-0.006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8 19:3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036">
            <text:p>75.036</text:p>
          </table:table-cell>
          <table:table-cell table:style-name="ce13" office:value-type="string">
            <text:p>2020.01.08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-0.01700000000001">
            <text:p>-0.017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8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0.043000000000006">
            <text:p>0.043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8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64999999999998">
            <text:p>0.065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3.966">
            <text:p>73.966</text:p>
          </table:table-cell>
          <table:table-cell table:style-name="ce13" office:value-type="string">
            <text:p>2020.01.08 03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4.018">
            <text:p>74.018</text:p>
          </table:table-cell>
          <table:table-cell table:style-name="ce13" office:value-type="string">
            <text:p>2020.01.08 03:2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4.05">
            <text:p>74.05</text:p>
          </table:table-cell>
          <table:table-cell table:style-name="ce13" office:value-type="string">
            <text:p>2020.01.08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52000000000007">
            <text:p>0.05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4.274">
            <text:p>74.274</text:p>
          </table:table-cell>
          <table:table-cell table:style-name="ce13" office:value-type="string">
            <text:p>2020.01.08 04:2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04:3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4.32">
            <text:p>74.32</text:p>
          </table:table-cell>
          <table:table-cell table:style-name="ce13" office:value-type="string">
            <text:p>2020.01.08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21" office:value-type="float" office:value="0.20099999999999">
            <text:p>0.201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622">
            <text:p>74.622</text:p>
          </table:table-cell>
          <table:table-cell table:style-name="ce13" office:value-type="string">
            <text:p>2020.01.08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8 09:5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8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60000000000002">
            <text:p>0.06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8 20:5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8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4.61">
            <text:p>74.61</text:p>
          </table:table-cell>
          <table:table-cell table:style-name="ce13" office:value-type="string">
            <text:p>2020.01.08 10:2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4.621">
            <text:p>74.621</text:p>
          </table:table-cell>
          <table:table-cell table:style-name="ce13" office:value-type="string">
            <text:p>2020.01.08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3.989">
            <text:p>73.989</text:p>
          </table:table-cell>
          <table:table-cell table:style-name="ce13" office:value-type="string">
            <text:p>2020.01.08 03:3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4.275">
            <text:p>74.275</text:p>
          </table:table-cell>
          <table:table-cell table:style-name="ce13" office:value-type="string">
            <text:p>2020.01.08 03:4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4.037">
            <text:p>74.037</text:p>
          </table:table-cell>
          <table:table-cell table:style-name="ce13" office:value-type="string">
            <text:p>2020.01.08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21" office:value-type="float" office:value="0.286">
            <text:p>0.286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4.465">
            <text:p>74.465</text:p>
          </table:table-cell>
          <table:table-cell table:style-name="ce13" office:value-type="string">
            <text:p>2020.01.08 05:1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5:2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8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079999999999956">
            <text:p>0.008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4.45">
            <text:p>74.45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443">
            <text:p>74.443</text:p>
          </table:table-cell>
          <table:table-cell table:style-name="ce13" office:value-type="string">
            <text:p>2020.01.08 08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52">
            <text:p>74.452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07000000000005">
            <text:p>-0.007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8 11:1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576">
            <text:p>74.576</text:p>
          </table:table-cell>
          <table:table-cell table:style-name="ce13" office:value-type="string">
            <text:p>2020.01.08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18000000000001">
            <text:p>-0.018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0:3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473">
            <text:p>74.473</text:p>
          </table:table-cell>
          <table:table-cell table:style-name="ce13" office:value-type="string">
            <text:p>2020.01.08 01:0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8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8 05:3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4.522">
            <text:p>74.522</text:p>
          </table:table-cell>
          <table:table-cell table:style-name="ce13" office:value-type="string">
            <text:p>2020.01.08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029">
            <text:p>75.029</text:p>
          </table:table-cell>
          <table:table-cell table:style-name="ce13" office:value-type="string">
            <text:p>2020.01.08 20:3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8 22:4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8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3.987">
            <text:p>73.987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4.043">
            <text:p>74.043</text:p>
          </table:table-cell>
          <table:table-cell table:style-name="ce13" office:value-type="string">
            <text:p>2020.01.08 03:1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4.058">
            <text:p>74.058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55999999999997">
            <text:p>0.056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07:1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6">
            <text:p>74.396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396">
            <text:p>74.396</text:p>
          </table:table-cell>
          <table:table-cell table:style-name="ce13" office:value-type="string">
            <text:p>2020.01.08 07:40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8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4.595">
            <text:p>74.595</text:p>
          </table:table-cell>
          <table:table-cell table:style-name="ce13" office:value-type="string">
            <text:p>2020.01.08 15:5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01">
            <text:p>74.601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601">
            <text:p>74.601</text:p>
          </table:table-cell>
          <table:table-cell table:style-name="ce13" office:value-type="string">
            <text:p>2020.01.08 16:2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636">
            <text:p>74.636</text:p>
          </table:table-cell>
          <table:table-cell table:style-name="ce13" office:value-type="string">
            <text:p>2020.01.08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060000000000002">
            <text:p>0.0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8 22:3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8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4.444">
            <text:p>74.444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8 06:1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446">
            <text:p>74.446</text:p>
          </table:table-cell>
          <table:table-cell table:style-name="ce13" office:value-type="string">
            <text:p>2020.01.08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22999999999996">
            <text:p>0.02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8 06:1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8 06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8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0:3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8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8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8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8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21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8 10:3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8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8 06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8 06:4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4.486">
            <text:p>74.486</text:p>
          </table:table-cell>
          <table:table-cell table:style-name="ce13" office:value-type="string">
            <text:p>2020.01.08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06:3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423">
            <text:p>74.423</text:p>
          </table:table-cell>
          <table:table-cell table:style-name="ce13" office:value-type="string">
            <text:p>2020.01.08 07:3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8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12">
            <text:p>-0.012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8 18:1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632">
            <text:p>74.632</text:p>
          </table:table-cell>
          <table:table-cell table:style-name="ce13" office:value-type="string">
            <text:p>2020.01.08 18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8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21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8 17:4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35">
            <text:p>74.435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4.526">
            <text:p>74.526</text:p>
          </table:table-cell>
          <table:table-cell table:style-name="ce13" office:value-type="string">
            <text:p>2020.01.08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4.406">
            <text:p>74.406</text:p>
          </table:table-cell>
          <table:table-cell table:style-name="ce13" office:value-type="string">
            <text:p>2020.01.08 07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436">
            <text:p>74.436</text:p>
          </table:table-cell>
          <table:table-cell table:style-name="ce13" office:value-type="string">
            <text:p>2020.01.08 08:3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8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29999999999987">
            <text:p>0.03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4.599">
            <text:p>74.599</text:p>
          </table:table-cell>
          <table:table-cell table:style-name="ce13" office:value-type="string">
            <text:p>2020.01.08 15:0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13">
            <text:p>74.613</text:p>
          </table:table-cell>
          <table:table-cell table:style-name="ce13" office:value-type="string">
            <text:p>2020.01.08 15:2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4.64">
            <text:p>74.64</text:p>
          </table:table-cell>
          <table:table-cell table:style-name="ce13" office:value-type="string">
            <text:p>2020.01.08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13999999999996">
            <text:p>0.014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8 15:2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4.633">
            <text:p>74.633</text:p>
          </table:table-cell>
          <table:table-cell table:style-name="ce13" office:value-type="string">
            <text:p>2020.01.08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24000000000001">
            <text:p>0.024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4.081">
            <text:p>74.08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021">
            <text:p>74.02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021">
            <text:p>74.021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4.166">
            <text:p>74.166</text:p>
          </table:table-cell>
          <table:table-cell table:style-name="ce13" office:value-type="string">
            <text:p>2020.01.08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4.067">
            <text:p>74.067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063">
            <text:p>74.06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063">
            <text:p>74.06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.123">
            <text:p>74.123</text:p>
          </table:table-cell>
          <table:table-cell table:style-name="ce13" office:value-type="string">
            <text:p>2020.01.08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039999999999907">
            <text:p>-0.004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8 16:3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35">
            <text:p>74.635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4.43">
            <text:p>74.43</text:p>
          </table:table-cell>
          <table:table-cell table:style-name="ce13" office:value-type="string">
            <text:p>2020.01.08 01:0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7">
            <text:p>74.3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37">
            <text:p>74.37</text:p>
          </table:table-cell>
          <table:table-cell table:style-name="ce13" office:value-type="string">
            <text:p>2020.01.08 01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4.432">
            <text:p>74.432</text:p>
          </table:table-cell>
          <table:table-cell table:style-name="ce13" office:value-type="string">
            <text:p>2020.01.08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4.029">
            <text:p>74.02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3.969">
            <text:p>73.96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3.969">
            <text:p>73.969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4.041">
            <text:p>74.041</text:p>
          </table:table-cell>
          <table:table-cell table:style-name="ce13" office:value-type="string">
            <text:p>2020.01.08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4.624">
            <text:p>74.624</text:p>
          </table:table-cell>
          <table:table-cell table:style-name="ce13" office:value-type="string">
            <text:p>2020.01.08 14:3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8 14:4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4.627">
            <text:p>74.627</text:p>
          </table:table-cell>
          <table:table-cell table:style-name="ce13" office:value-type="string">
            <text:p>2020.01.08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4.47">
            <text:p>74.47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8 18:3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476">
            <text:p>74.476</text:p>
          </table:table-cell>
          <table:table-cell table:style-name="ce13" office:value-type="string">
            <text:p>2020.01.08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127">
            <text:p>0.127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3.905">
            <text:p>73.90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845">
            <text:p>73.84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845">
            <text:p>73.845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3.953">
            <text:p>73.953</text:p>
          </table:table-cell>
          <table:table-cell table:style-name="ce13" office:value-type="string">
            <text:p>2020.01.08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3.879">
            <text:p>73.87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899">
            <text:p>73.89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899">
            <text:p>73.89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3.959">
            <text:p>73.959</text:p>
          </table:table-cell>
          <table:table-cell table:style-name="ce13" office:value-type="string">
            <text:p>2020.01.08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0.019999999999996">
            <text:p>0.02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3.887">
            <text:p>73.88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27">
            <text:p>73.82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27">
            <text:p>73.827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3.896">
            <text:p>73.896</text:p>
          </table:table-cell>
          <table:table-cell table:style-name="ce13" office:value-type="string">
            <text:p>2020.01.08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3.806">
            <text:p>73.806</text:p>
          </table:table-cell>
          <table:table-cell table:style-name="ce13" office:value-type="string">
            <text:p>2020.01.08 02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3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3.871">
            <text:p>73.871</text:p>
          </table:table-cell>
          <table:table-cell table:style-name="ce13" office:value-type="string">
            <text:p>2020.01.08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049999999999955">
            <text:p>0.005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3.811">
            <text:p>73.811</text:p>
          </table:table-cell>
          <table:table-cell table:style-name="ce13" office:value-type="string">
            <text:p>2020.01.08 02: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3:0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3.838">
            <text:p>73.838</text:p>
          </table:table-cell>
          <table:table-cell table:style-name="ce13" office:value-type="string">
            <text:p>2020.01.08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12899999999999">
            <text:p>0.129</text:p>
          </table:table-cell>
          <table:table-cell office:value-type="string">
            <text:p>Z3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8 11:5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1100000000001">
            <text:p>-0.011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8 14:3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604">
            <text:p>74.604</text:p>
          </table:table-cell>
          <table:table-cell table:style-name="ce13" office:value-type="string">
            <text:p>2020.01.08 15:00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4.612">
            <text:p>74.612</text:p>
          </table:table-cell>
          <table:table-cell table:style-name="ce13" office:value-type="string">
            <text:p>2020.01.08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019999999999953">
            <text:p>0.002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8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8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8 17:2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466">
            <text:p>74.466</text:p>
          </table:table-cell>
          <table:table-cell table:style-name="ce13" office:value-type="string">
            <text:p>2020.01.08 17:45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4.481">
            <text:p>74.481</text:p>
          </table:table-cell>
          <table:table-cell table:style-name="ce13" office:value-type="string">
            <text:p>2020.01.08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0099999999999909">
            <text:p>0.01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3.922">
            <text:p>73.922</text:p>
          </table:table-cell>
          <table:table-cell table:style-name="ce13" office:value-type="string">
            <text:p>2020.01.08 01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162">
            <text:p>74.162</text:p>
          </table:table-cell>
          <table:table-cell table:style-name="ce13" office:value-type="string">
            <text:p>2020.01.08 01:5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4.022">
            <text:p>74.022</text:p>
          </table:table-cell>
          <table:table-cell table:style-name="ce13" office:value-type="string">
            <text:p>2020.01.08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21" office:value-type="float" office:value="0.24000000000001">
            <text:p>0.24</text:p>
          </table:table-cell>
          <table:table-cell office:value-type="string">
            <text:p>Z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8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4.583">
            <text:p>74.583</text:p>
          </table:table-cell>
          <table:table-cell table:style-name="ce13" office:value-type="string">
            <text:p>2020.01.08 16:3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596">
            <text:p>74.596</text:p>
          </table:table-cell>
          <table:table-cell table:style-name="ce13" office:value-type="string">
            <text:p>2020.01.08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433">
            <text:p>74.433</text:p>
          </table:table-cell>
          <table:table-cell table:style-name="ce13" office:value-type="string">
            <text:p>2020.01.08 17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4.328">
            <text:p>74.32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268">
            <text:p>74.268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345">
            <text:p>74.345</text:p>
          </table:table-cell>
          <table:table-cell table:style-name="ce13" office:value-type="string">
            <text:p>2020.01.08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38">
            <text:p>74.638</text:p>
          </table:table-cell>
          <table:table-cell table:style-name="ce13" office:value-type="string">
            <text:p>2020.01.08 12:5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21" office:value-type="float" office:value="0.163">
            <text:p>0.163</text:p>
          </table:table-cell>
          <table:table-cell office:value-type="string">
            <text:p>Z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8 17:2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553">
            <text:p>74.553</text:p>
          </table:table-cell>
          <table:table-cell table:style-name="ce13" office:value-type="string">
            <text:p>2020.01.08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4.87">
            <text:p>74.87</text:p>
          </table:table-cell>
          <table:table-cell table:style-name="ce13" office:value-type="string">
            <text:p>2020.01.08 22:5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8 23:3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8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0.078999999999994">
            <text:p>0.07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4.189">
            <text:p>74.18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129">
            <text:p>74.12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129">
            <text:p>74.129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23">
            <text:p>74.23</text:p>
          </table:table-cell>
          <table:table-cell table:style-name="ce13" office:value-type="string">
            <text:p>2020.01.08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4.176">
            <text:p>74.17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16">
            <text:p>74.11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16">
            <text:p>74.116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181">
            <text:p>74.181</text:p>
          </table:table-cell>
          <table:table-cell table:style-name="ce13" office:value-type="string">
            <text:p>2020.01.08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4.065">
            <text:p>74.06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05">
            <text:p>74.00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05">
            <text:p>74.005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08">
            <text:p>74.08</text:p>
          </table:table-cell>
          <table:table-cell table:style-name="ce13" office:value-type="string">
            <text:p>2020.01.08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4.009">
            <text:p>74.00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3.949">
            <text:p>73.94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3.949">
            <text:p>73.949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4.023">
            <text:p>74.023</text:p>
          </table:table-cell>
          <table:table-cell table:style-name="ce13" office:value-type="string">
            <text:p>2020.01.08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3.94">
            <text:p>73.94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88">
            <text:p>73.88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88">
            <text:p>73.88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3.944">
            <text:p>73.944</text:p>
          </table:table-cell>
          <table:table-cell table:style-name="ce13" office:value-type="string">
            <text:p>2020.01.08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21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21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4" office:value-type="float" office:value="4">
            <text:p>4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8 00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8 00:5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8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21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1003"/>
        </table:table-row>
        <table:table-row table:style-name="ro3">
          <table:table-cell table:style-name="ce13" office:value-type="string">
            <text:p>len =&gt; 80</text:p>
          </table:table-cell>
          <table:table-cell table:style-name="ce13" table:number-columns-repeated="15"/>
          <table:table-cell table:style-name="ce21"/>
          <table:table-cell table:number-columns-repeated="1007"/>
        </table:table-row>
        <table:table-row table:style-name="ro3" table:number-rows-repeated="200">
          <table:table-cell table:style-name="ce13" table:number-columns-repeated="16"/>
          <table:table-cell table:style-name="ce21"/>
          <table:table-cell table:number-columns-repeated="1007"/>
        </table:table-row>
        <table:table-row table:style-name="ro3" table:number-rows-repeated="80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1_2.U404" table:end-x="0.644cm" table:end-y="0.037cm" draw:z-index="0" draw:style-name="gr1" draw:text-style-name="P1" svg:width="23.541cm" svg:height="13.885cm" svg:x="1.452cm" svg:y="0.08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13" table:default-cell-style-name="ce11"/>
        <table:table-column table:style-name="co1" table:number-columns-repeated="2" table:default-cell-style-name="ce11"/>
        <table:table-column table:style-name="co14" table:default-cell-style-name="ce11"/>
        <table:table-column table:style-name="co1" table:number-columns-repeated="1018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20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6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6"/>
          <table:table-cell table:style-name="ce18"/>
          <table:table-cell table:number-columns-repeated="1003"/>
        </table:table-row>
        <table:table-row table:style-name="ro3">
          <table:table-cell/>
          <table:table-cell/>
          <table:table-cell table:number-columns-repeated="18"/>
          <table:table-cell table:style-name="ce18"/>
          <table:table-cell table:number-columns-repeated="1003"/>
        </table:table-row>
        <table:table-row table:style-name="ro3">
          <table:table-cell table:number-columns-repeated="20"/>
          <table:table-cell table:style-name="ce18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8"/>
          <table:table-cell table:style-name="ce22" table:number-columns-repeated="5"/>
          <table:table-cell table:number-columns-repeated="1001"/>
        </table:table-row>
        <table:table-row table:style-name="ro3" table:number-rows-repeated="27">
          <table:table-cell table:style-name="ce13" table:number-columns-repeated="17"/>
          <table:table-cell/>
          <table:table-cell table:style-name="ce13" table:number-columns-repeated="5"/>
          <table:table-cell table:number-columns-repeated="1001"/>
        </table:table-row>
        <table:table-row table:style-name="ro3" table:number-rows-repeated="334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3cm" table:end-y="0.037cm" draw:z-index="0" draw:style-name="gr1" draw:text-style-name="P1" svg:width="26.289cm" svg:height="13.885cm" svg:x="1.451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18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18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18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1_2.A17:1_2.W94" table:contains-header="false">
          <table:sort>
            <table:sort-by table:field-number="22" table:data-type="automatic"/>
            <table:sort-by table:field-number="21" table:data-type="automatic"/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2020/03/15</text:date>, <text:time>13:4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15T13:40:16.81</dc:date>
    <dc:creator>iwabuchi ken</dc:creator>
    <meta:editing-duration>PT8H43M21S</meta:editing-duration>
    <meta:editing-cycles>64</meta:editing-cycles>
    <meta:generator>OpenOffice/4.1.3$Win32 OpenOffice.org_project/413m1$Build-9783</meta:generator>
    <meta:document-statistic meta:table-count="6" meta:cell-count="85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42cm" svg:height="13.886cm" xlink:href="." xlink:type="simple" chart:class="chart:bar" chart:style-name="ch1">
        <chart:title svg:x="9.849cm" svg:y="0.413cm" chart:style-name="ch2">
          <text:p>st_idx / (exit - start)</text:p>
        </chart:title>
        <chart:legend chart:legend-position="end" svg:x="21.226cm" svg:y="6.631cm" style:legend-expansion="high" chart:style-name="ch3"/>
        <chart:plot-area chart:style-name="ch4" chart:data-source-has-labels="both" svg:x="1.508cm" svg:y="2.023cm" svg:width="18.778cm" svg:height="10.578cm">
          <chartooo:coordinate-region svg:x="2.338cm" svg:y="2.236cm" svg:width="17.836cm" svg:height="10.153cm"/>
          <chart:axis chart:dimension="x" chart:name="primary-x" chart:style-name="ch5" chartooo:axis-type="auto">
            <chartooo:date-scale/>
            <chart:title svg:x="10.416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4cm" svg:height="13.886cm" xlink:href="." xlink:type="simple" chart:class="chart:bar" chart:style-name="ch1">
        <chart:title svg:x="10.498cm" svg:y="0.413cm" chart:style-name="ch2">
          <text:p>st_idx / (exit - start)</text:p>
        </chart:title>
        <chart:legend chart:legend-position="end" svg:x="22.524cm" svg:y="6.631cm" style:legend-expansion="high" chart:style-name="ch3"/>
        <chart:plot-area chart:style-name="ch4" chart:data-source-has-labels="both" svg:x="1.534cm" svg:y="2.023cm" svg:width="19.998cm" svg:height="10.578cm">
          <chartooo:coordinate-region svg:x="2.362cm" svg:y="2.236cm" svg:width="18.957cm" svg:height="10.153cm"/>
          <chart:axis chart:dimension="x" chart:name="primary-x" chart:style-name="ch5" chartooo:axis-type="auto">
            <chartooo:date-scale/>
            <chart:title svg:x="11.05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